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1" svg:font-family="'Droid Sans'" style:font-family-generic="system" style:font-pitch="variable"/>
    <style:font-face style:name="Droid Serif" svg:font-family="'Droid Serif'" style:font-family-generic="roman" style:font-pitch="variable"/>
  </office:font-face-decls>
  <office:automatic-styles>
    <style:style style:name="P1" style:family="paragraph" style:parent-style-name="Standard">
      <style:text-properties officeooo:rsid="00064bcd" officeooo:paragraph-rsid="00064bcd"/>
    </style:style>
    <style:style style:name="P2" style:family="paragraph" style:parent-style-name="Standard">
      <style:text-properties officeooo:rsid="00064bcd" officeooo:paragraph-rsid="00086cf7"/>
    </style:style>
    <style:style style:name="P3" style:family="paragraph" style:parent-style-name="Standard">
      <style:text-properties officeooo:paragraph-rsid="00086cf7"/>
    </style:style>
    <style:style style:name="T1" style:family="text">
      <style:text-properties officeooo:rsid="00064bcd"/>
    </style:style>
    <style:style style:name="T2" style:family="text">
      <style:text-properties officeooo:rsid="00093fc2"/>
    </style:style>
    <style:style style:name="T3" style:family="text">
      <style:text-properties officeooo:rsid="000752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 concept will be about, doing atm withdrawal system using Tkinter library for GUI, and python for p language. </text:p>
      <text:p text:style-name="P2">First of all we will do first window with label Insert card (Just to need click button Confirm) after it next window will be with label “Test Money” and you can write the amounth of money that will be at your account.(Need to give max value 100.000$). It will also give pop up window sum is succesefully replenished.</text:p>
      <text:p text:style-name="P3"><text:span text:style-name="T1">After it you press the button start the test and it redirecting you to next window with withdrawal option </text:span><text:span text:style-name="T2">with check balance option</text:span><text:span text:style-name="T1">. You need to click button withdrawal option and next window will be write amount of money that you want to withdraw. When you wrote it, you need to click withdraw. After it it will check balance for that amount </text:span><text:span text:style-name="T3">if no give error pop up window with label “Try again insufficient funds”, and next window will be if fucntion passed. Confirmation of your withdrawal. <text:line-break/>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1" svg:font-family="'Droid Sans'" style:font-family-generic="system" style:font-pitch="variable"/>
    <style:font-face style:name="Droid Serif" svg:font-family="'Droid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roid Serif" fo:font-size="12pt" fo:language="en" fo:country="US" style:letter-kerning="true" style:font-name-asian="Droid Sans1"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roid Serif" fo:font-size="12pt" fo:language="en" fo:country="US" style:letter-kerning="true" style:font-name-asian="Droid Sans1"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roid Sans" fo:font-family="'Droid Sans'" style:font-family-generic="swiss" style:font-pitch="variable" fo:font-size="14pt" style:font-name-asian="Droid Sans1" style:font-family-asian="'Droid Sans'"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21:04:03.796387092</meta:creation-date>
    <dc:date>2024-11-16T23:41:12.453745023</dc:date>
    <meta:editing-duration>PT23H33M57S</meta:editing-duration>
    <meta:editing-cycles>2</meta:editing-cycles>
    <meta:generator>LibreOffice/24.8.2.1$Linux_X86_64 LibreOffice_project/480$Build-1</meta:generator>
    <meta:document-statistic meta:table-count="0" meta:image-count="0" meta:object-count="0" meta:page-count="1" meta:paragraph-count="3" meta:word-count="164" meta:character-count="924" meta:non-whitespace-character-count="759"/>
  </office:meta>
</office:document-meta>
</file>